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7d95a6"/>
    </style:style>
    <style:style style:name="P5" style:family="paragraph" style:parent-style-name="Text_20_body">
      <style:text-properties officeooo:rsid="0594544a" officeooo:paragraph-rsid="0594544a"/>
    </style:style>
    <style:style style:name="P6" style:family="paragraph" style:parent-style-name="Text_20_body">
      <style:text-properties officeooo:rsid="05987791" officeooo:paragraph-rsid="05987791"/>
    </style:style>
    <style:style style:name="P7" style:family="paragraph" style:parent-style-name="Text_20_body">
      <style:text-properties officeooo:rsid="05987791" officeooo:paragraph-rsid="0599cb6e"/>
    </style:style>
    <style:style style:name="P8" style:family="paragraph" style:parent-style-name="Text_20_body">
      <style:text-properties officeooo:rsid="0599cb6e" officeooo:paragraph-rsid="0599cb6e"/>
    </style:style>
    <style:style style:name="P9" style:family="paragraph" style:parent-style-name="Text_20_body">
      <style:text-properties officeooo:rsid="059b994a" officeooo:paragraph-rsid="059b994a"/>
    </style:style>
    <style:style style:name="P10" style:family="paragraph" style:parent-style-name="Text_20_body">
      <style:text-properties officeooo:rsid="059ba6ea" officeooo:paragraph-rsid="059ba6ea"/>
    </style:style>
    <style:style style:name="P11" style:family="paragraph" style:parent-style-name="Heading_20_2">
      <style:text-properties officeooo:paragraph-rsid="05195e16"/>
    </style:style>
    <style:style style:name="P12"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13"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14" style:family="paragraph" style:parent-style-name="Text_20_body" style:list-style-name="L1">
      <style:text-properties officeooo:rsid="059556ae" officeooo:paragraph-rsid="059556ae"/>
    </style:style>
    <style:style style:name="P15" style:family="paragraph" style:parent-style-name="Text_20_body" style:list-style-name="L1">
      <style:text-properties officeooo:rsid="05969526" officeooo:paragraph-rsid="05969526"/>
    </style:style>
    <style:style style:name="P16" style:family="paragraph" style:parent-style-name="Text_20_body" style:list-style-name="L2">
      <style:text-properties officeooo:paragraph-rsid="05195e16"/>
    </style:style>
    <style:style style:name="P17" style:family="paragraph" style:parent-style-name="Text_20_body" style:list-style-name="L2">
      <style:text-properties officeooo:rsid="051bc9a6" officeooo:paragraph-rsid="05195e16"/>
    </style:style>
    <style:style style:name="P18" style:family="paragraph" style:parent-style-name="Text_20_body" style:list-style-name="L2">
      <style:text-properties officeooo:rsid="05ac24b2" officeooo:paragraph-rsid="05ac24b2"/>
    </style:style>
    <style:style style:name="P19" style:family="paragraph" style:parent-style-name="Text_20_body" style:list-style-name="L2">
      <style:text-properties officeooo:rsid="0546e624" officeooo:paragraph-rsid="058cb8aa"/>
    </style:style>
    <style:style style:name="P20" style:family="paragraph" style:parent-style-name="Text_20_body" style:list-style-name="L2">
      <style:text-properties officeooo:rsid="05b3a943" officeooo:paragraph-rsid="05b3a943"/>
    </style:style>
    <style:style style:name="P21" style:family="paragraph" style:parent-style-name="Text_20_body">
      <style:text-properties officeooo:rsid="05b4090d" officeooo:paragraph-rsid="05b4090d"/>
    </style:style>
    <style:style style:name="P22" style:family="paragraph" style:parent-style-name="Text_20_body">
      <style:text-properties officeooo:rsid="05b5ba01" officeooo:paragraph-rsid="05b5ba01"/>
    </style:style>
    <style:style style:name="P23" style:family="paragraph" style:parent-style-name="Text_20_body">
      <style:text-properties officeooo:rsid="05af212f" officeooo:paragraph-rsid="05af212f"/>
    </style:style>
    <style:style style:name="P24" style:family="paragraph" style:parent-style-name="Text_20_body">
      <style:text-properties officeooo:rsid="05af212f" officeooo:paragraph-rsid="05b94a88"/>
    </style:style>
    <style:style style:name="P25" style:family="paragraph" style:parent-style-name="Text_20_body">
      <style:text-properties officeooo:rsid="05bbaab5" officeooo:paragraph-rsid="05bd1858"/>
    </style:style>
    <style:style style:name="P26" style:family="paragraph" style:parent-style-name="Text_20_body" style:list-style-name="L2">
      <style:text-properties officeooo:rsid="05c269fb" officeooo:paragraph-rsid="05c269fb"/>
    </style:style>
    <style:style style:name="P27" style:family="paragraph" style:parent-style-name="Text_20_body">
      <style:text-properties officeooo:rsid="05c3d7f5" officeooo:paragraph-rsid="05c3d7f5"/>
    </style:style>
    <style:style style:name="P28" style:family="paragraph" style:parent-style-name="Heading_20_1">
      <style:text-properties officeooo:rsid="0539cbe2" officeooo:paragraph-rsid="0539cbe2"/>
    </style:style>
    <style:style style:name="P29" style:family="paragraph" style:parent-style-name="Heading_20_2">
      <style:text-properties officeooo:rsid="05b7c572" officeooo:paragraph-rsid="05b7c572"/>
    </style:style>
    <style:style style:name="P30" style:family="paragraph" style:parent-style-name="Heading_20_2">
      <style:text-properties officeooo:rsid="05be7350" officeooo:paragraph-rsid="05be7350"/>
    </style:style>
    <style:style style:name="P31" style:family="paragraph" style:parent-style-name="Heading_20_2">
      <style:text-properties officeooo:rsid="05c3d7f5" officeooo:paragraph-rsid="05c3d7f5"/>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58cb8aa" style:font-weight-asian="normal" style:font-weight-complex="normal"/>
    </style:style>
    <style:style style:name="T7" style:family="text">
      <style:text-properties style:font-name="Courier New" fo:font-size="12pt" fo:font-weight="normal" officeooo:rsid="057bc263" style:font-size-asian="12pt" style:font-weight-asian="normal" style:font-size-complex="12pt" style:font-weight-complex="normal"/>
    </style:style>
    <style:style style:name="T8" style:family="text">
      <style:text-properties officeooo:rsid="0594dea3"/>
    </style:style>
    <style:style style:name="T9" style:family="text">
      <style:text-properties officeooo:rsid="0598f728"/>
    </style:style>
    <style:style style:name="T10" style:family="text">
      <style:text-properties officeooo:rsid="0599cb6e"/>
    </style:style>
    <style:style style:name="T11" style:family="text">
      <style:text-properties officeooo:rsid="05adbfc7"/>
    </style:style>
    <style:style style:name="T12" style:family="text">
      <style:text-properties officeooo:rsid="05b5ba01"/>
    </style:style>
    <style:style style:name="T13" style:family="text">
      <style:text-properties officeooo:rsid="05b7c572"/>
    </style:style>
    <style:style style:name="T14" style:family="text">
      <style:text-properties officeooo:rsid="05bbaab5"/>
    </style:style>
    <style:style style:name="T15" style:family="text">
      <style:text-properties officeooo:rsid="05bd1858"/>
    </style:style>
    <style:style style:name="T16" style:family="text">
      <style:text-properties officeooo:rsid="05c03386"/>
    </style:style>
    <style:style style:name="T17" style:family="text">
      <style:text-properties fo:font-size="10pt" style:font-size-asian="10pt" style:font-size-complex="10pt"/>
    </style:style>
    <style:style style:name="T18" style:family="text">
      <style:text-properties fo:font-size="10pt" officeooo:rsid="05bd1858" style:font-size-asian="10pt" style:font-size-complex="10pt"/>
    </style:style>
    <style:style style:name="T19" style:family="text">
      <style:text-properties fo:font-size="10pt" officeooo:rsid="05c421fd" style:font-size-asian="10pt" style:font-size-complex="10pt"/>
    </style:style>
    <style:style style:name="T20" style:family="text">
      <style:text-properties officeooo:rsid="05c421f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הספריה התקנית – אלגוריתמים</text:h>
      <text:p text:style-name="P21">בספריה התקנית של ++C יש 105 אלגוריתמים, נכון לשנת 2017. <text:span text:style-name="T12">אנחנו צריכים להכיר את כולם.</text:span></text:p>
      <text:p text:style-name="P22">למה? - כי האלגוריתמים פותרים בעיות מאד נפוצות בתיכנות. אם לא נכיר את כולם, אנחנו עלולים לנסות לממש אותם בעצמנו תוך כדי פרוייקט אחר. ואז, אנחנו כנראה נממש אותם בחיפזון, בלי בדיקות, בצורה לא יעילה ועם באגים. <text:span text:style-name="T16">בנוסף, האלגוריתמים נכנסו לתקן של השפה, ולכן מתכנתים בכל העולם משתמשים בהם ומבינים אותם, ומצפים שגם מתכנתים חדשים יכירו אותם וישתמשו באותה שפה.</text:span></text:p>
      <text:p text:style-name="P25">איך אפשר לזכור 105 אלגוריתמים? - זה לא קל, אבל אנחנו נחלק אותם לקבוצות הגיוניות<text:span text:style-name="T17"> (</text:span><text:span text:style-name="T18">ע"פ המצגת המעולה של יונתן בוקארה – ראו קישור למטה)</text:span><text:span text:style-name="T15">. </text:span></text:p>
      <text:p text:style-name="P30">שאילתות – queries</text:p>
      <text:p text:style-name="P30"/>
      <text:p text:style-name="P30"/>
      <text:p text:style-name="P31">ערימות – heaps</text:p>
      <text:p text:style-name="P27">ערימה היא <text:span text:style-name="T20">עץ בינארי מלא, שבו הערך בכל צומת גדול יותר מהערכים בכל צאצאיו </text:span><text:span text:style-name="T19">(בניגוד לעץ-סידור בינארי, שבו הערך בכל צומת גדול מהערכים של הצאצאים משמאלו וקטן מהערכים של הצאצאים מימינו)</text:span><text:span text:style-name="T20">. <text:s/>כיוון שהעץ מלא (כמעט לכל צומת פנימי יש שני ילדים), אפשר לייצג אותו כמערך. האלגוריתמים הפועלים על ערימה, מקבלים כקלט שני איטרטורים – לתחילת המערך ולסופו.</text:span></text:p>
      <text:p text:style-name="P27"><text:s text:c="2"/></text:p>
      <text:p text:style-name="P24">הפונקציה generate משמשת ליצירה אוטומטית של ערכים; הפונקציה bind משמשת לקשירת ארגומנט לפונקציה. ראו דוגמה בתיקיה 7.</text:p>
      <text:p text:style-name="P24"/>
      <text:p text:style-name="P22"/>
      <text:p text:style-name="P5">האלגוריתמים בספריה התקנית מקבלים כקלט <text:span text:style-name="T4">זוג איטרטורים </text:span>ולא מיכל (זאת בניגוד לג'אבה. בג'אבה יש אלגוריתם סידור נפרד עבור List, עבור מערך של תוים, מערך של מספרים וכו'..)<text:span text:style-name="T8">. דוגמאות לאלגוריתמים (ראו בתיעוד הספריה; ראו דוגמאות בתיקיה 6):</text:span></text:p>
      <text:list xml:id="list1510061651" text:style-name="L1">
        <text:list-item>
          <text:p text:style-name="P14">סידור - sort</text:p>
        </text:list-item>
        <text:list-item>
          <text:p text:style-name="P14">מיזוג מערכים מסודרים - merge</text:p>
        </text:list-item>
        <text:list-item>
          <text:p text:style-name="P15">העתקה – copy</text:p>
        </text:list-item>
      </text:list>
      <text:p text:style-name="P29">סוגי איטרטורים</text:p>
      <text:p text:style-name="P6"><text:span text:style-name="T13">כל אלגוריתם דורש איטרטור ברמה מסויימת (ראו טקסט קודם על איטרטורים). </text:span></text:p>
      <text:p text:style-name="P6">לדוגמה, האלגוריתם sort עובד על איטרטורים מסוג RandomAccess. לכן אפשר להשתמש בו לסידור וקטור וגם מערך פרימיטיבי. </text:p>
      <text:p text:style-name="P7">אבל, אי אפשר להשתמש באלגוריתם sort לסידור list, כי <text:span text:style-name="T9">האיטרטור שלה הוא מסוג Bidirectional (לא תומך למשל בפעולת חיסור). </text:span></text:p>
      <text:p text:style-name="P8"><text:span text:style-name="T11">(</text:span>מה עושים? משתמשים בשיטת sort המיוחדת של list; ראו תיקיה 6<text:span text:style-name="T11">).</text:span></text:p>
      <text:p text:style-name="P23"/>
      <text:p text:style-name="Heading_20_2">הודעות שגיאה</text:p>
      <text:p text:style-name="P6">אחד הקשיים העיקריים בעבודה עם STL <text:s/>הוא הודעות השגיאה. למשל, אם ננסה להריץ את אלגוריתם sort <text:span text:style-name="T10">על list, לא נקבל הודעה פשוטה שאומרת "אי אפשר להריץ sort על list", אלא הודעה ארוכה ומסובכת הנכנסת לפרטי התבניות בספריה התקנית (ראו דוגמה בתיקיה 6).</text:span></text:p>
      <text:p text:style-name="P8">כדי לפענח את הודעת השגיאה, צריך לחפש את ה-note המפנה לשורה בקוד שלנו, ומשם לנסות להבין מה הבעיה.</text:p>
      <text:p text:style-name="P8">ישנן ספריות המנסות לתת הודעות שגיאה משמעותיות יותר, למשל boost, STLFilt - לא ניכנס לזה בקורס הנוכחי.</text:p>
      <text:p text:style-name="P12"/>
      <text:p text:style-name="P13">ספריות נוספות</text:p>
      <text:p text:style-name="P10">בנוסף לספריה התקנית, יש ספריות נוספות. המקובלת ביותר היא boost היא "כמעט" תקנית - הרבה מהדברים בספריה התקנית התחילו את דרכם ב-boost, השתכללו והשתפרו, עד שבסוף נכנסו לספריה התקנית. לכן, אם חסר לכם משהו בספריה התקנית - נסו לחפש ב-boost.</text:p>
      <text:p text:style-name="P13"/>
      <text:p text:style-name="P11">מקורות</text:p>
      <text:list xml:id="list165754719" text:style-name="L2">
        <text:list-item>
          <text:p text:style-name="P20">Jonathan Boccara, "105 algorithms in less than an hour", <text:span text:style-name="T14">CPPCON 2018</text:span>, <text:a xlink:type="simple" xlink:href="https://youtu.be/2olsGf6JIkU" text:style-name="Internet_20_link" text:visited-style-name="Visited_20_Internet_20_Link">https://youtu.be/2olsGf6JIkU</text:a></text:p>
        </text:list-item>
        <text:list-item>
          <text:p text:style-name="P26">Jonathan Boccara, "Is for_each obsolete? (no)" <text:a xlink:type="simple" xlink:href="https://www.fluentcpp.com/2018/03/30/is-stdfor_each-obsolete/" text:style-name="Internet_20_link" text:visited-style-name="Visited_20_Internet_20_Link">https://www.fluentcpp.com/2018/03/30/is-stdfor_each-obsolete/</text:a> </text:p>
        </text:list-item>
        <text:list-item>
          <text:p text:style-name="P16">מצג<text:span text:style-name="T2">ו</text:span>ת של<text:span text:style-name="T1"> </text:span>אופיר פלא.</text:p>
        </text:list-item>
        <text:list-item>
          <text:p text:style-name="P17">Peter Gottschling, "Discovering Modern C++", chapter <text:span text:style-name="T3">4</text:span>.</text:p>
        </text:list-item>
        <text:list-item>
          <text:p text:style-name="P18">Marius Bancila, "Modern C++ Programming Cookbook", chapter 5</text:p>
        </text:list-item>
        <text:list-item>
          <text:p text:style-name="P19"><text:span text:style-name="T5">תיעוד הספריה התקנית</text:span><text:span text:style-name="T6">: </text:span><text:span text:style-name="T7">http://www.cplusplus.com/reference/stl</text:span>.</text:p>
        </text:list-item>
      </text:list>
      <text:p text:style-name="P4"/>
      <text:p text:style-name="P3">סיכם: אראל סגל-הלוי.</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7T17:30:05.907894162</dc:date>
    <meta:editing-duration>P11DT4H15M26S</meta:editing-duration>
    <meta:editing-cycles>1366</meta:editing-cycles>
    <dc:creator>Erel Segal-Halevi</dc:creator>
    <meta:document-statistic meta:table-count="0" meta:image-count="0" meta:object-count="0" meta:page-count="1" meta:paragraph-count="34" meta:word-count="468" meta:character-count="2869" meta:non-whitespace-character-count="2428"/>
  </office:meta>
</office:document-meta>
</file>